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s" fo:country="MX" fo:font-weight="bold" style:font-weight-asian="bold" style:font-weight-complex="bold"/>
    </style:style>
    <style:style style:name="P3" style:family="paragraph" style:parent-style-name="Standard">
      <style:text-properties fo:language="es" fo:country="MX"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i forms 229 referencia rapida:</text:p>
      <text:p text:style-name="Standard"/>
      <text:p text:style-name="Standard"/>
      <text:p text:style-name="Standard">setCustomValidity</text:p>
      <text:p text:style-name="Standard">Cuadro de texto de que algo es invalido</text:p>
      <text:p text:style-name="Standard"/>
      <text:p text:style-name="Standard">change</text:p>
      <text:p text:style-name="Standard">evento de un tipo range</text:p>
      <text:p text:style-name="Standard"/>
      <text:p text:style-name="Standard"/>
      <text:p text:style-name="Standard">invalid </text:p>
      <text:p text:style-name="Standard">evento de invalido para un form </text:p>
      <text:p text:style-name="Standard"/>
      <text:p text:style-name="Standard"/>
      <text:p text:style-name="Standard">checkValidity()</text:p>
      <text:p text:style-name="Standard">para formularios revisa si esta validado o no</text:p>
      <text:p text:style-name="Standard"/>
      <text:p text:style-name="Standard"/>
      <text:p text:style-name="Standard">e.target.validity.................</text:p>
      <text:p text:style-name="Standard">accesar a la api de validaciones</text:p>
      <text:p text:style-name="Standard"/>
      <text:p text:style-name="Standard"><text:span text:style-name="T1">valueMissing</text:span> </text:p>
      <text:p text:style-name="Standard">Este estado es true (verdadero) cuando el atributo required fue declarado y el campo está vacío.</text:p>
      <text:p text:style-name="Standard"><text:span text:style-name="T1">typeMismatch</text:span> </text:p>
      <text:p text:style-name="Standard">Este estado es true (verdadero) cuando la sintaxis de la entrada no corresponde con el tipo</text:p>
      <text:p text:style-name="Standard">especificado (por ejemplo, si el texto insertado en un tipo de campo email no es una dirección de email válida).</text:p>
      <text:p text:style-name="Standard"><text:span text:style-name="T1">patternMismatch</text:span> </text:p>
      <text:p text:style-name="Standard">Este estado es true (verdadero) cuando la entrada no corresponde con el patrón provisto por el</text:p>
      <text:p text:style-name="Standard"><text:span text:style-name="T1">atributo</text:span> pattern.</text:p>
      <text:p text:style-name="Standard">tooLong </text:p>
      <text:p text:style-name="Standard">Este estado es true (verdadero) cuando el atributo maxlength fue declarado y la entrada es más extensa que el valor especificado para este atributo.</text:p>
      <text:p text:style-name="Standard"><text:span text:style-name="T1">rangeUnderflow</text:span> </text:p>
      <text:p text:style-name="Standard">Este estado es true (verdadero) cuando el atributo min fue declarado y la entrada es menor que el</text:p>
      <text:p text:style-name="Standard">valor especificado para este atributo.</text:p>
      <text:p text:style-name="Standard"><text:span text:style-name="T1">rangeOverflow</text:span> </text:p>
      <text:p text:style-name="Standard">Esta estado es true (verdadero) cuando el atributo max fue declarado y la entrada es más grande que</text:p>
      <text:p text:style-name="Standard">el valor especificado para este atributo.</text:p>
      <text:p text:style-name="Standard"><text:span text:style-name="T1">stepMismatch</text:span> Este estado es true (verdadero) cuando el atributo step fue declarado y su valor no corresponde con</text:p>
      <text:p text:style-name="Standard">los valores de atributos como min, max y value.</text:p>
      <text:p text:style-name="Standard"><text:span text:style-name="T1">customError</text:span> Este estado es true (verdadero) cuando declaramos un error personalizado usando el método setCustomValidity() estudiado anteriormente.</text:p>
      <text:p text:style-name="Standard"/>
      <text:p text:style-name="P4"/>
      <text:p text:style-name="P2">API CANVAS</text:p>
      <text:p text:style-name="P2">moveTo(x, y) </text:p>
      <text:p text:style-name="P3">Este método mueve el lápiz a una posición específica para continuar con el trazado. Nos permite comenzar o continuar el trazado desde diferentes puntos, evitando líneas continuas.</text:p>
      <text:p text:style-name="P3"><text:s/><text:span text:style-name="T1">lineTo(x, y) </text:span>Este método genera una línea recta desde la posición actual del lápiz hasta la nueva declarada por los atributos x e y. rect(x, y, ancho, alto) Este método genera un rectángulo. Adiferencia de los métodos estudiados anteriormente, éste generará un rectángulo que formará parte del trazado (no directamente dibujado en el lienzo). Los atributos tienen la misma función. arc(x, y, radio, ángulo inicio, ángulo final, dirección) Este método genera un arco o un círculo en la posición x e y, con un radio y desde un ángulo declarado por sus atributos. El último valor es un valor booleano (falso o verdadero) para indicar la dirección a favor o en contra de las agujas del reloj. quadraticCurveTo(cpx, cpy, x, y) Este método genera una curva Bézier cuadrática desde la posición actual del lápiz hasta la posición declarada por los atributos x e y. Los atributos cpx y cpy indican el punto que dará forma a la curva. bezierCurveTo(cp1x, cp1y, cp2x, cp2y, x, y) Este método es similar al anterior pero agrega dos atributos más para generar una curva Bézier cúbica.Ahora disponemos de dos puntos para moldear la curva, declarados por los atributos cp1x, cp1y, cp2x y cp2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fjgkjkh kjlhgjfklh</meta:initial-creator>
    <meta:creation-date>2016-06-21T07:45:19.13</meta:creation-date>
    <dc:date>2016-06-21T20:15:49.70</dc:date>
    <dc:creator>hlfjgkjkh kjlhgjfklh</dc:creator>
    <meta:editing-duration>PT32M12S</meta:editing-duration>
    <meta:editing-cycles>2</meta:editing-cycles>
    <meta:generator>OpenOffice/4.1.2$Win32 OpenOffice.org_project/412m3$Build-9782</meta:generator>
    <meta:document-statistic meta:table-count="0" meta:image-count="0" meta:object-count="0" meta:page-count="2" meta:paragraph-count="34" meta:word-count="463" meta:character-count="2882"/>
  </office:meta>
</office:document-meta>
</file>